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getStubbing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vent( Invocation invocation , Stubbing stubbing , Collection &lt; Stubbing &gt; allStubbings , MockCreationSettings 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LookupNotifier.notifyStubbedAnswerLookup( Invocation invocation , Stubbing stubbingFound , Collection &lt; Stubbing &gt; allStubbings , CreationSettings creation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.ge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All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Mock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LookupNotifier.StubbingLookupNo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